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 style:list-style-name="L1">
      <style:graphic-properties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>
      <style:graphic-properties draw:stroke="dash" draw:stroke-dash="Ultrafine_20_Dashed" draw:fill="none" draw:fill-color="#ffff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88cm"/>
    </style:style>
    <style:style style:name="gr6" style:family="graphic" style:parent-style-name="standard" style:list-style-name="L1">
      <style:graphic-properties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text:enable-numbering="false"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0.851cm" svg:height="0.851cm" svg:x="4.526cm" svg:y="5.002cm">
          <text:p/>
        </draw:circle>
        <draw:ellipse draw:style-name="gr1" draw:text-style-name="P1" draw:layer="layout" svg:width="0.851cm" svg:height="0.85cm" svg:x="3.675cm" svg:y="6.491cm">
          <text:p/>
        </draw:ellipse>
        <draw:circle draw:style-name="gr1" draw:text-style-name="P1" draw:layer="layout" svg:width="0.851cm" svg:height="0.851cm" svg:x="2.79cm" svg:y="7.979cm">
          <text:p/>
        </draw:circle>
        <draw:line draw:style-name="gr2" draw:text-style-name="P1" draw:layer="layout" svg:x1="4.739cm" svg:y1="5.853cm" svg:x2="4.313cm" svg:y2="6.491cm">
          <text:p/>
        </draw:line>
        <draw:line draw:style-name="gr2" draw:text-style-name="P1" draw:layer="layout" svg:x1="3.854cm" svg:y1="7.341cm" svg:x2="3.428cm" svg:y2="7.979cm">
          <text:p/>
        </draw:line>
        <draw:circle draw:style-name="gr3" draw:text-style-name="P2" draw:layer="layout" svg:width="0.851cm" svg:height="0.851cm" svg:x="4.547cm" svg:y="7.979cm">
          <text:p/>
        </draw:circle>
        <draw:line draw:style-name="gr2" draw:text-style-name="P1" draw:layer="layout" svg:x1="4.313cm" svg:y1="7.341cm" svg:x2="4.739cm" svg:y2="7.979cm">
          <text:p/>
        </draw:line>
        <draw:ellipse draw:style-name="gr1" draw:text-style-name="P1" draw:layer="layout" svg:width="0.851cm" svg:height="0.85cm" svg:x="5.467cm" svg:y="6.491cm">
          <text:p/>
        </draw:ellipse>
        <draw:line draw:style-name="gr2" draw:text-style-name="P1" draw:layer="layout" svg:x1="5.209cm" svg:y1="5.853cm" svg:x2="5.635cm" svg:y2="6.491cm">
          <text:p/>
        </draw:line>
        <draw:rect draw:style-name="gr4" draw:text-style-name="P1" draw:layer="layout" svg:width="5.729cm" svg:height="5.104cm" svg:x="1.668cm" svg:y="4.485cm" draw:corner-radius="0.353cm">
          <text:p/>
        </draw:rect>
        <draw:frame draw:style-name="gr5" draw:layer="layout" svg:width="2.465cm" svg:height="0.962cm" svg:x="3.237cm" svg:y="3.713cm">
          <draw:text-box>
            <text:p>Server</text:p>
          </draw:text-box>
        </draw:frame>
        <draw:rect draw:style-name="gr4" draw:text-style-name="P1" draw:layer="layout" svg:width="3.301cm" svg:height="3.176cm" svg:x="12.568cm" svg:y="2.785cm" draw:corner-radius="0.353cm">
          <text:p/>
        </draw:rect>
        <draw:frame draw:style-name="gr5" draw:layer="layout" svg:width="3.158cm" svg:height="0.962cm" svg:x="12.837cm" svg:y="2.013cm">
          <draw:text-box>
            <text:p>Client <text:s/>1</text:p>
          </draw:text-box>
        </draw:frame>
        <draw:ellipse draw:style-name="gr1" draw:text-style-name="P1" draw:layer="layout" svg:width="0.461cm" svg:height="0.46cm" svg:x="14.389cm" svg:y="3.255cm">
          <text:p/>
        </draw:ellipse>
        <draw:circle draw:style-name="gr1" draw:text-style-name="P1" draw:layer="layout" svg:width="0.46cm" svg:height="0.459cm" svg:x="13.929cm" svg:y="4.061cm">
          <text:p/>
        </draw:circle>
        <draw:circle draw:style-name="gr1" draw:text-style-name="P1" draw:layer="layout" svg:width="0.46cm" svg:height="0.46cm" svg:x="13.45cm" svg:y="4.866cm">
          <text:p/>
        </draw:circle>
        <draw:line draw:style-name="gr2" draw:text-style-name="P1" draw:layer="layout" svg:x1="14.504cm" svg:y1="3.715cm" svg:x2="14.274cm" svg:y2="4.06cm">
          <text:p/>
        </draw:line>
        <draw:line draw:style-name="gr2" draw:text-style-name="P1" draw:layer="layout" svg:x1="14.025cm" svg:y1="4.521cm" svg:x2="13.795cm" svg:y2="4.866cm">
          <text:p/>
        </draw:line>
        <draw:circle draw:style-name="gr6" draw:text-style-name="P2" draw:layer="layout" svg:width="0.46cm" svg:height="0.46cm" svg:x="14.401cm" svg:y="4.866cm">
          <text:p/>
        </draw:circle>
        <draw:line draw:style-name="gr2" draw:text-style-name="P1" draw:layer="layout" svg:x1="14.274cm" svg:y1="4.521cm" svg:x2="14.504cm" svg:y2="4.866cm">
          <text:p/>
        </draw:line>
        <draw:line draw:style-name="gr7" draw:text-style-name="P1" draw:layer="layout" svg:x1="7.396cm" svg:y1="7.083cm" svg:x2="12.535cm" svg:y2="4.41cm">
          <text:p/>
        </draw:line>
        <draw:rect draw:style-name="gr4" draw:text-style-name="P1" draw:layer="layout" svg:width="3.301cm" svg:height="3.176cm" svg:x="12.569cm" svg:y="7.485cm" draw:corner-radius="0.353cm">
          <text:p/>
        </draw:rect>
        <draw:frame draw:style-name="gr5" draw:layer="layout" svg:width="3.158cm" svg:height="0.962cm" svg:x="12.838cm" svg:y="6.713cm">
          <draw:text-box>
            <text:p>Client <text:s/>2</text:p>
          </draw:text-box>
        </draw:frame>
        <draw:ellipse draw:style-name="gr1" draw:text-style-name="P1" draw:layer="layout" svg:width="0.461cm" svg:height="0.46cm" svg:x="14.39cm" svg:y="7.955cm">
          <text:p/>
        </draw:ellipse>
        <draw:line draw:style-name="gr7" draw:text-style-name="P1" draw:layer="layout" svg:x1="7.397cm" svg:y1="7.084cm" svg:x2="12.553cm" svg:y2="9.18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creation-date>2009-11-24T09:28:59</meta:creation-date>
    <dc:date>2009-11-24T13:43:05</dc:date>
    <meta:editing-duration>PT00H09M05S</meta:editing-duration>
    <meta:editing-cycles>4</meta:editing-cycles>
    <meta:generator>OpenOffice.org/3.0$Unix OpenOffice.org_project/300m15$Build-9379</meta:generator>
    <meta:document-statistic meta:object-count="25"/>
    <meta:user-defined meta:name="Info 1"/>
    <meta:user-defined meta:name="Info 2"/>
    <meta:user-defined meta:name="Info 3"/>
    <meta:user-defined meta:name="Info 4"/>
  </office:meta>
</office:document-meta>
</file>